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A000008009F721C7FB2C07CD5.png" manifest:media-type="image/png"/>
  <manifest:file-entry manifest:full-path="Pictures/1000000000000134000001B342ACD970B24BF499.png" manifest:media-type="image/png"/>
  <manifest:file-entry manifest:full-path="Pictures/100002010000059100000271D131636CB676D1E1.png" manifest:media-type="image/png"/>
  <manifest:file-entry manifest:full-path="Pictures/10000201000003C0000002AC0429A39E026DAA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548cm" svg:height="12.073cm" svg:x="2.4cm" svg:y="3.127cm">
          <draw:image xlink:href="Pictures/1000000000000134000001B342ACD970B24BF499.png" xlink:type="simple" xlink:show="embed" xlink:actuate="onLoad">
            <text:p/>
          </draw:image>
        </draw:frame>
        <draw:frame draw:style-name="gr2" draw:text-style-name="P3" draw:layer="layout" svg:width="5.252cm" svg:height="1.195cm" svg:x="4cm" svg:y="1.6cm">
          <draw:text-box>
            <text:p text:style-name="P2"><text:span text:style-name="T1">Dublin treaty</text:span></text:p>
          </draw:text-box>
        </draw:frame>
        <draw:frame draw:style-name="gr1" draw:text-style-name="P1" draw:layer="layout" svg:width="13.697cm" svg:height="9.76cm" svg:x="13cm" svg:y="3.04cm">
          <draw:image xlink:href="Pictures/10000201000003C0000002AC0429A39E026DAA3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0.466cm" svg:height="11.2cm" svg:x="16.234cm" svg:y="2.4cm">
          <draw:image xlink:href="Pictures/100002010000077A000008009F721C7FB2C07CD5.png" xlink:type="simple" xlink:show="embed" xlink:actuate="onLoad">
            <text:p/>
          </draw:image>
        </draw:frame>
        <draw:frame draw:style-name="gr2" draw:text-style-name="P5" draw:layer="layout" svg:width="10.539cm" svg:height="11.471cm" svg:x="1.6cm" svg:y="2.927cm">
          <draw:text-box>
            <text:p>Immigration :</text:p>
            <text:p>a controversial topic in our societies</text:p>
            <text:p/>
            <text:p/>
            <text:p/>
            <text:p><text:span text:style-name="T2">- Societal aspects</text:span></text:p>
            <text:p/>
            <text:p/>
            <text:p>- <text:span text:style-name="T2">Integration of refugees</text:span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4.653cm" svg:height="10.812cm" svg:x="1.6cm" svg:y="3.4cm">
          <draw:image xlink:href="Pictures/100002010000059100000271D131636CB676D1E1.png" xlink:type="simple" xlink:show="embed" xlink:actuate="onLoad">
            <text:p/>
          </draw:image>
        </draw:frame>
        <draw:frame draw:style-name="gr2" draw:text-style-name="P5" draw:layer="layout" svg:width="6.733cm" svg:height="0.962cm" svg:x="10.067cm" svg:y="1.238cm">
          <draw:text-box>
            <text:p>Environnemental risks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8:25:17.314588548</meta:creation-date>
    <dc:date>2018-11-26T20:58:51.536108606</dc:date>
    <meta:editing-duration>PT2H23M22S</meta:editing-duration>
    <meta:editing-cycles>8</meta:editing-cycles>
    <meta:generator>LibreOffice/6.0.6.2$Linux_X86_64 LibreOffice_project/00m0$Build-2</meta:generator>
    <meta:document-statistic meta:object-count="34"/>
  </office:meta>
</office:document-meta>
</file>